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ize="13pt" style:font-size-asian="13pt" style:font-size-complex="13pt"/>
    </style:style>
    <style:style style:name="P2" style:family="paragraph" style:parent-style-name="Standard">
      <style:paragraph-properties fo:line-height="130%"/>
      <style:text-properties fo:color="#000000" fo:font-size="13pt" style:font-size-asian="13pt" style:font-size-complex="13pt"/>
    </style:style>
    <style:style style:name="P3" style:family="paragraph" style:parent-style-name="Standard">
      <style:paragraph-properties fo:line-height="130%"/>
      <style:text-properties fo:color="#000000" fo:font-size="13pt" officeooo:paragraph-rsid="000f537e" style:font-size-asian="13pt" style:font-size-complex="13pt"/>
    </style:style>
    <style:style style:name="P4" style:family="paragraph" style:parent-style-name="Standard">
      <style:text-properties fo:color="#000000" fo:font-size="13pt" fo:font-style="italic" officeooo:rsid="000f537e" officeooo:paragraph-rsid="000f537e" style:font-size-asian="13pt" style:font-style-asian="italic" style:font-size-complex="13pt" style:font-style-complex="italic"/>
    </style:style>
    <style:style style:name="P5" style:family="paragraph" style:parent-style-name="Standard">
      <style:paragraph-properties fo:margin-top="0.0398in" fo:margin-bottom="0.0398in" loext:contextual-spacing="false" fo:line-height="120%"/>
      <style:text-properties fo:color="#000000" style:font-name="DejaVu Sans Mono" fo:font-size="13pt" style:font-size-asian="13pt" style:font-size-complex="13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Science Chillout Quiz<text:line-break/></text:h>
      <text:p text:style-name="P3">Answer the questions using the syllables. </text:p>
      <text:p text:style-name="P3">The characters in the parentheses result in an AI revolution.</text:p>
      <text:p text:style-name="P1"/>
      <text:p text:style-name="P5">BER BI BREAK CAR CAT CLE COF CY DAS DOM DUCK ELAS ELE FEE FO FOR HE IN JU KET LO MAR MON NET NIC OC OR PAN PER PHANT PRI PY RAN REST RI RUB SU TA TANCE TE TER TI TIC TO TWO TY</text:p>
      <text:p text:style-name="P2"/>
      <text:p text:style-name="P2">1. Bayes confesses to him<text:span text:style-name="T1"> (last character)</text:span></text:p>
      <text:p text:style-name="P2">2. Adjusts itself to the size of the fish <text:span text:style-name="T1">(6th character)</text:span></text:p>
      <text:p text:style-name="P2">3. Have six fingers <text:span text:style-name="T1">(last character)</text:span></text:p>
      <text:p text:style-name="P2">4. Has a memory like Postgres <text:span text:style-name="T1">(1st character)</text:span></text:p>
      <text:p text:style-name="P2">5. Go here to roll dice <text:span text:style-name="T1">(2nd character)</text:span></text:p>
      <text:p text:style-name="P2">6. If you spill a basket of acorns, you get this <text:span text:style-name="T1">(7th character)</text:span></text:p>
      <text:p text:style-name="P2">7. Roman Zeus with dyslexia <text:span text:style-name="T1">(5th character)</text:span></text:p>
      <text:p text:style-name="P2">8. How to get rich writing classes <text:span text:style-name="T1">(3rd character)</text:span></text:p>
      <text:p text:style-name="P2">9. Teaching method we use almost every lesson <text:span text:style-name="T1">(5th character)</text:span></text:p>
      <text:p text:style-name="P2">10. Very reliable debugging partner <text:span text:style-name="T1">(1st character)</text:span></text:p>
      <text:p text:style-name="P2">11. Feline with 8 branches <text:span text:style-name="T1">(1st character)</text:span></text:p>
      <text:p text:style-name="P2">12. Moves fast on a downhill gradient <text:span text:style-name="T1">(1st character)</text:span></text:p>
      <text:p text:style-name="P2">13. Random seed <text:span text:style-name="T1">(last character)</text:span></text:p>
      <text:p text:style-name="P2">14. Subject of a survival analysis <text:span text:style-name="T1">(1st character)</text:span></text:p>
      <text:p text:style-name="P2">15. Here you find actual spices <text:span text:style-name="T1">(1st character)</text:span></text:p>
      <text:p text:style-name="P1"/>
      <text:p text:style-name="P1"><text:line-break/><text:line-break/><text:line-break/><text:line-break/><text:line-break/><text:line-break/><text:line-break/><text:line-break/><text:line-break/></text:p>
      <text:p text:style-name="P1"/>
      <text:p text:style-name="P4">(c) 2021 Dr. Kristian Rother<text:line-break/></text:p>
      <text:p text:style-name="P4">Distributed under the conditions of the Creative Commons License CC-BY-SA 4.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2T13:37:41.303584624</meta:creation-date>
    <dc:date>2021-04-02T13:43:17.802308802</dc:date>
    <meta:editing-duration>PT5M37S</meta:editing-duration>
    <meta:editing-cycles>1</meta:editing-cycles>
    <meta:document-statistic meta:table-count="0" meta:image-count="0" meta:object-count="0" meta:page-count="1" meta:paragraph-count="22" meta:word-count="205" meta:character-count="1132" meta:non-whitespace-character-count="936"/>
    <meta:generator>LibreOffice/6.4.6.2$Linux_X86_64 LibreOffice_project/40$Build-2</meta:generator>
  </office:meta>
</office:document-meta>
</file>